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4">
            <calcext:condition calcext:apply-style-name="Error" calcext:value="duplicate" calcext:base-cell-address="list.B3"/>
          </calcext:conditional-format>
          <calcext:conditional-format calcext:target-range-address="list.C3:list.C324">
            <calcext:condition calcext:apply-style-name="Error" calcext:value="duplicate" calcext:base-cell-address="list.C3"/>
          </calcext:conditional-format>
          <calcext:conditional-format calcext:target-range-address="list.A3:list.A324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***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 office:value-type="string" calcext:value-type="string">
            <text:p>뱅스팩토리(Bangs Factory)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649-33-00496</text:p>
          </table:table-cell>
          <table:table-cell table:style-name="ce165" office:value-type="string" calcext:value-type="string">
            <text:p>방호석</text:p>
          </table:table-cell>
          <table:table-cell table:style-name="ce107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경기도 성남시 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110:developer.D210 developer.D2:developer.D1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Tetrapo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2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3:list.C304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0:13:04.19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2T10:16:51.988000000</dc:date>
    <meta:editing-duration>P3DT1H58M46S</meta:editing-duration>
    <meta:editing-cycles>1178</meta:editing-cycles>
    <meta:document-statistic meta:table-count="4" meta:cell-count="378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